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423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3.304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3.279cm" svg:y1="7cm" svg:x2="6.809cm" svg:y2="5.591cm" draw:start-shape="id1" draw:start-glue-point="4" draw:end-shape="id2" draw:end-glue-point="0" svg:d="M3279 7000v-1959h3530v550" svg:viewBox="0 0 3531 1960">
          <text:p/>
        </draw:connector>
        <draw:connector draw:style-name="gr2" draw:text-style-name="P1" draw:layer="layout" svg:x1="6.809cm" svg:y1="10.315cm" svg:x2="3.279cm" svg:y2="8.843cm" draw:start-shape="id2" draw:start-glue-point="2" draw:end-shape="id1" draw:end-glue-point="8" svg:d="M6809 10315v550h-3530v-2022" svg:viewBox="0 0 3531 2023">
          <text:p/>
        </draw:connector>
        <draw:g xml:id="id2" draw:id="id2">
          <draw:path draw:style-name="gr3" draw:text-style-name="P2" draw:layer="layout" svg:width="0.835cm" svg:height="0.342cm" draw:transform="skewX (0.00383972435438752) rotate (-3.00039551710345) translate (7.6246038713424cm 7.5133229354046cm)" svg:viewBox="0 0 836 343" svg:d="M836 0c-776-1-836 343-836 343">
            <text:p/>
          </draw:path>
          <draw:path draw:style-name="gr4" draw:text-style-name="P2" draw:layer="layout" svg:width="0.839cm" svg:height="0.342cm" draw:transform="skewX (0.00645771823237903) rotate (-0.141197136486342) translate (6.7967005367944cm 6.774996390991cm)" svg:viewBox="0 0 840 343" svg:d="M0 0c777-1 840 343 840 343">
            <text:p/>
          </draw:path>
          <draw:path draw:style-name="gr5" draw:text-style-name="P2" draw:layer="layout" svg:width="0.83cm" svg:height="0.135cm" draw:transform="skewX (0.29530970943744) rotate (3.08644024922677) translate (6.7976999536175cm 7.6190001268833cm)" svg:viewBox="0 0 831 136" svg:d="M0 0c770 0 831 136 831 136">
            <text:p/>
          </draw:path>
          <draw:path draw:style-name="gr6" draw:text-style-name="P2" draw:layer="layout" svg:width="0.83cm" svg:height="0.202cm" draw:transform="skewX (-0.148178453494319) rotate (0.0837758040957278) translate (5.9975852422552cm 7.2685350556709cm)" svg:viewBox="0 0 831 203" svg:d="M831 0c-771-1-831 203-831 203">
            <text:p/>
          </draw:path>
          <draw:path draw:style-name="gr7" draw:text-style-name="P2" draw:layer="layout" svg:width="0.837cm" svg:height="0.338cm" draw:transform="skewX (-0.00261799387799149) rotate (-0.145560459616328) translate (6.820706759201cm 7.1979530363336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4) rotate (-3.00039551710345) translate (7.6486038713424cm 8.0013229354046cm)" svg:viewBox="0 0 836 343" svg:d="M836 0c-776-1-836 343-836 343">
            <text:p/>
          </draw:path>
          <draw:path draw:style-name="gr9" draw:text-style-name="P2" draw:layer="layout" svg:width="0.828cm" svg:height="0.135cm" draw:transform="skewX (0.284314135149876) rotate (3.08661478215197) translate (6.8016999993354cm 8.1190000018832cm)" svg:viewBox="0 0 829 136" svg:d="M0 0c770 0 829 136 829 136">
            <text:p/>
          </draw:path>
          <draw:path draw:style-name="gr10" draw:text-style-name="P2" draw:layer="layout" svg:width="0.83cm" svg:height="0.202cm" draw:transform="skewX (-0.148178453494319) rotate (0.0837758040957278) translate (5.9975852422552cm 7.7695350556709cm)" svg:viewBox="0 0 831 203" svg:d="M831 0c-771-1-831 203-831 203">
            <text:p/>
          </draw:path>
          <draw:path draw:style-name="gr11" draw:text-style-name="P2" draw:layer="layout" svg:width="0.837cm" svg:height="0.338cm" draw:transform="skewX (-0.00261799387799149) rotate (-0.145560459616328) translate (6.820706759201cm 7.6989530363336cm)" svg:viewBox="0 0 838 339" svg:d="M0 0c777-5 838 339 838 339">
            <text:p/>
          </draw:path>
          <draw:path draw:style-name="gr12" draw:text-style-name="P2" draw:layer="layout" svg:width="0.835cm" svg:height="0.342cm" draw:transform="skewX (0.00383972435438754) rotate (-3.00039551710345) translate (7.6246038713424cm 8.5143229354046cm)" svg:viewBox="0 0 836 343" svg:d="M836 0c-776-1-836 343-836 343">
            <text:p/>
          </draw:path>
          <draw:path draw:style-name="gr13" draw:text-style-name="P2" draw:layer="layout" svg:width="0.828cm" svg:height="0.135cm" draw:transform="skewX (0.284314135149876) rotate (3.08661478215197) translate (6.8016999993354cm 8.6200000018832cm)" svg:viewBox="0 0 829 136" svg:d="M0 0c770 0 829 136 829 136">
            <text:p/>
          </draw:path>
          <draw:path draw:style-name="gr14" draw:text-style-name="P2" draw:layer="layout" svg:width="0.83cm" svg:height="0.202cm" draw:transform="skewX (-0.148178453494319) rotate (0.0837758040957278) translate (5.9975852422552cm 8.2695350556709cm)" svg:viewBox="0 0 831 203" svg:d="M831 0c-771-1-831 203-831 203">
            <text:p/>
          </draw:path>
          <draw:path draw:style-name="gr15" draw:text-style-name="P2" draw:layer="layout" svg:width="0.837cm" svg:height="0.338cm" draw:transform="skewX (-0.00261799387799148) rotate (-0.145560459616328) translate (6.820706759201cm 8.1989530363336cm)" svg:viewBox="0 0 838 339" svg:d="M0 0c777-5 838 339 838 339">
            <text:p/>
          </draw:path>
          <draw:path draw:style-name="gr16" draw:text-style-name="P2" draw:layer="layout" svg:width="0.835cm" svg:height="0.342cm" draw:transform="skewX (0.00383972435438754) rotate (-3.00039551710345) translate (7.6486038713424cm 8.9783229354046cm)" svg:viewBox="0 0 836 343" svg:d="M836 0c-776-1-836 343-836 343">
            <text:p/>
          </draw:path>
          <draw:line draw:style-name="gr17" draw:text-style-name="P2" draw:layer="layout" svg:x1="6.793cm" svg:y1="6.814cm" svg:x2="6.809cm" svg:y2="5.591cm">
            <text:p/>
          </draw:line>
          <draw:line draw:style-name="gr18" draw:text-style-name="P2" draw:layer="layout" svg:x1="6.807cm" svg:y1="10.315cm" svg:x2="6.823cm" svg:y2="9.092cm">
            <text:p/>
          </draw:line>
        </draw:g>
        <draw:g xml:id="id4" draw:id="id4">
          <draw:path draw:style-name="gr19" draw:text-style-name="P2" draw:layer="layout" svg:width="0.836cm" svg:height="0.342cm" draw:transform="skewX (-0.00226892802759264) rotate (3.00022098417825) translate (10.5530763618029cm 7.6579725317167cm)" svg:viewBox="0 0 837 343" svg:d="M0 0c776-1 837 343 837 343">
            <text:p/>
          </draw:path>
          <draw:path draw:style-name="gr20" draw:text-style-name="P2" draw:layer="layout" svg:width="0.839cm" svg:height="0.342cm" draw:transform="skewX (-0.00663225115757845) rotate (0.141371669411541) translate (9.72156193225132cm 6.9203695351954cm)" svg:viewBox="0 0 840 343" svg:d="M840 0c-777-1-840 343-840 343">
            <text:p/>
          </draw:path>
          <draw:path draw:style-name="gr21" draw:text-style-name="P2" draw:layer="layout" svg:width="0.83cm" svg:height="0.135cm" draw:transform="skewX (-0.293040781409848) rotate (-3.08644024922677) translate (11.3817001183387cm 7.6002102816557cm)" svg:viewBox="0 0 831 136" svg:d="M831 0c-770 0-831 136-831 136">
            <text:p/>
          </draw:path>
          <draw:path draw:style-name="gr22" draw:text-style-name="P2" draw:layer="layout" svg:width="0.831cm" svg:height="0.202cm" draw:transform="skewX (0.151843644923507) rotate (-0.0834267382453293) translate (10.5243288019062cm 7.2260004467132cm)" svg:viewBox="0 0 832 203" svg:d="M0 0c771-1 832 203 832 203">
            <text:p/>
          </draw:path>
          <draw:path draw:style-name="gr23" draw:text-style-name="P2" draw:layer="layout" svg:width="0.838cm" svg:height="0.338cm" draw:transform="rotate (0.145211393765928) translate (9.69935258398138cm 7.34632990469621cm)" svg:viewBox="0 0 839 339" svg:d="M839 0c-777-5-839 339-839 339">
            <text:p/>
          </draw:path>
          <draw:path draw:style-name="gr24" draw:text-style-name="P2" draw:layer="layout" svg:width="0.836cm" svg:height="0.342cm" draw:transform="skewX (-0.00226892802759264) rotate (3.00022098417825) translate (10.5290763618029cm 8.1459725317167cm)" svg:viewBox="0 0 837 343" svg:d="M0 0c776-1 837 343 837 343">
            <text:p/>
          </draw:path>
          <draw:path draw:style-name="gr25" draw:text-style-name="P2" draw:layer="layout" svg:width="0.828cm" svg:height="0.135cm" draw:transform="skewX (-0.282743338823081) rotate (-3.08644024922677) translate (11.3757918484412cm 8.10031560633451cm)" svg:viewBox="0 0 829 136" svg:d="M829 0c-770 0-829 136-829 136">
            <text:p/>
          </draw:path>
          <draw:path draw:style-name="gr26" draw:text-style-name="P2" draw:layer="layout" svg:width="0.831cm" svg:height="0.202cm" draw:transform="skewX (0.151843644923507) rotate (-0.0834267382453293) translate (10.5243288019062cm 7.7270004467132cm)" svg:viewBox="0 0 832 203" svg:d="M0 0c771-1 832 203 832 203">
            <text:p/>
          </draw:path>
          <draw:path draw:style-name="gr27" draw:text-style-name="P2" draw:layer="layout" svg:width="0.838cm" svg:height="0.338cm" draw:transform="rotate (0.145211393765928) translate (9.69935258398138cm 7.84732990469621cm)" svg:viewBox="0 0 839 339" svg:d="M839 0c-777-5-839 339-839 339">
            <text:p/>
          </draw:path>
          <draw:path draw:style-name="gr28" draw:text-style-name="P2" draw:layer="layout" svg:width="0.836cm" svg:height="0.342cm" draw:transform="skewX (-0.0022689280275926) rotate (3.00022098417825) translate (10.5530763618029cm 8.6589725317167cm)" svg:viewBox="0 0 837 343" svg:d="M0 0c776-1 837 343 837 343">
            <text:p/>
          </draw:path>
          <draw:path draw:style-name="gr29" draw:text-style-name="P2" draw:layer="layout" svg:width="0.828cm" svg:height="0.135cm" draw:transform="skewX (-0.282743338823081) rotate (-3.08644024922677) translate (11.3757918484412cm 8.60131560633451cm)" svg:viewBox="0 0 829 136" svg:d="M829 0c-770 0-829 136-829 136">
            <text:p/>
          </draw:path>
          <draw:path draw:style-name="gr30" draw:text-style-name="P2" draw:layer="layout" svg:width="0.831cm" svg:height="0.202cm" draw:transform="skewX (0.151843644923507) rotate (-0.0834267382453293) translate (10.5243288019062cm 8.22700044671321cm)" svg:viewBox="0 0 832 203" svg:d="M0 0c771-1 832 203 832 203">
            <text:p/>
          </draw:path>
          <draw:path draw:style-name="gr31" draw:text-style-name="P2" draw:layer="layout" svg:width="0.838cm" svg:height="0.338cm" draw:transform="rotate (0.145211393765928) translate (9.69935258398138cm 8.34732990469623cm)" svg:viewBox="0 0 839 339" svg:d="M839 0c-777-5-839 339-839 339">
            <text:p/>
          </draw:path>
          <draw:path draw:style-name="gr32" draw:text-style-name="P2" draw:layer="layout" svg:width="0.836cm" svg:height="0.342cm" draw:transform="skewX (-0.00226892802759263) rotate (3.00022098417825) translate (10.5290763618029cm 9.1229725317167cm)" svg:viewBox="0 0 837 343" svg:d="M0 0c776-1 837 343 837 343">
            <text:p/>
          </draw:path>
          <draw:line draw:style-name="gr33" draw:text-style-name="P2" draw:layer="layout" svg:x1="10.557cm" svg:y1="6.841cm" svg:x2="10.541cm" svg:y2="5.618cm">
            <text:p/>
          </draw:line>
          <draw:line draw:style-name="gr34" draw:text-style-name="P2" draw:layer="layout" svg:x1="10.543cm" svg:y1="10.342cm" svg:x2="10.527cm" svg:y2="9.119cm">
            <text:p/>
          </draw:line>
        </draw:g>
        <draw:line draw:style-name="gr35" draw:text-style-name="P2" draw:layer="layout" svg:x1="8.945cm" svg:y1="6.59cm" svg:x2="8.945cm" svg:y2="9.395cm">
          <text:p/>
        </draw:line>
        <draw:line draw:style-name="gr36" draw:text-style-name="P2" draw:layer="layout" svg:x1="8.545cm" svg:y1="6.591cm" svg:x2="8.545cm" svg:y2="9.396cm">
          <text:p/>
        </draw:line>
        <draw:custom-shape draw:style-name="gr37" draw:text-style-name="P1" xml:id="id3" draw:id="id3" draw:layer="layout" svg:width="4.589cm" svg:height="6.252cm" svg:x="12.103cm" svg:y="4.79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svg:x1="12.104cm" svg:y1="5.248cm" svg:x2="10.54cm" svg:y2="5.618cm" draw:start-shape="id3" draw:start-glue-point="4" draw:end-shape="id4" draw:end-glue-point="0" svg:d="M12104 5248h-1564v370" svg:viewBox="0 0 1565 371">
          <text:p/>
        </draw:connector>
        <draw:connector draw:style-name="gr39" draw:text-style-name="P1" draw:layer="layout" svg:x1="10.54cm" svg:y1="10.342cm" svg:x2="12.104cm" svg:y2="10.562cm" draw:start-shape="id4" draw:start-glue-point="2" draw:end-shape="id3" draw:end-glue-point="5" svg:d="M10540 10342v220h1564" svg:viewBox="0 0 1565 221">
          <text:p/>
        </draw:connector>
        <draw:connector draw:style-name="gr40" draw:text-style-name="P1" draw:layer="layout" svg:x1="16.691cm" svg:y1="5.248cm" svg:x2="18.404cm" svg:y2="5.248cm" draw:start-shape="id3" draw:start-glue-point="6" draw:end-shape="id5" draw:end-glue-point="4" svg:d="M16691 5248h1713" svg:viewBox="0 0 1714 1">
          <text:p/>
        </draw:connector>
        <draw:connector draw:style-name="gr41" draw:text-style-name="P1" draw:layer="layout" svg:x1="16.691cm" svg:y1="10.637cm" svg:x2="24.721cm" svg:y2="8.843cm" draw:start-shape="id3" draw:start-glue-point="7" draw:end-shape="id6" draw:end-glue-point="8" svg:d="M16691 10637h8030v-1794" svg:viewBox="0 0 8031 1795">
          <text:p/>
        </draw:connector>
        <draw:connector draw:style-name="gr42" draw:text-style-name="P1" draw:layer="layout" svg:x1="22.991cm" svg:y1="5.248cm" svg:x2="24.721cm" svg:y2="7cm" draw:start-shape="id5" draw:start-glue-point="6" draw:end-shape="id6" draw:end-glue-point="4" svg:d="M22991 5248h1730v1752" svg:viewBox="0 0 1731 1753">
          <text:p/>
        </draw:connector>
        <draw:frame draw:style-name="gr43" draw:text-style-name="P5" draw:layer="layout" svg:width="1.383cm" svg:height="0.962cm" svg:x="8.046cm" svg:y="5.482cm">
          <draw:text-box>
            <text:p text:style-name="P4"><text:span text:style-name="T2">n:1</text:span></text:p>
          </draw:text-box>
        </draw:frame>
        <draw:custom-shape draw:style-name="gr44" draw:text-style-name="P6" xml:id="id1" draw:id="id1" draw:layer="layout" svg:width="1.842cm" svg:height="1.843cm" svg:x="2.358cm" svg:y="7cm">
          <text:p text:style-name="P6">~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xml:id="id6" draw:id="id6" draw:layer="layout" svg:width="1.842cm" svg:height="1.843cm" svg:x="23.8cm" svg:y="7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5" draw:id="id5" draw:layer="layout" svg:width="4.589cm" svg:height="6.252cm" svg:x="18.403cm" svg:y="4.79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3.787cm" svg:height="1.825cm" svg:x="0.2cm" svg:y="4.127cm">
          <draw:text-box>
            <text:p text:style-name="P4"><text:span text:style-name="T2">v</text:span><text:span text:style-name="T3">i</text:span><text:span text:style-name="T2"> = 230 V</text:span><text:span text:style-name="T2"><text:line-break/></text:span><text:span text:style-name="T2">f = 50 Hz</text:span></text:p>
          </draw:text-box>
        </draw:frame>
        <draw:frame draw:style-name="gr47" draw:text-style-name="P5" draw:layer="layout" svg:width="3.804cm" svg:height="1.114cm" svg:x="24cm" svg:y="4.286cm">
          <draw:text-box>
            <text:p text:style-name="P4"><text:span text:style-name="T2">V</text:span><text:span text:style-name="T3">O</text:span><text:span text:style-name="T2"> = 12 V</text:span></text:p>
          </draw:text-box>
        </draw:frame>
        <presentation:notes draw:style-name="dp2">
          <draw:page-thumbnail draw:style-name="gr4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5:34:45.598552520</dc:date>
    <meta:editing-duration>PT8M55S</meta:editing-duration>
    <meta:editing-cycles>2</meta:editing-cycles>
    <meta:generator>LibreOffice/6.0.7.3$Linux_X86_64 LibreOffice_project/00m0$Build-3</meta:generator>
    <meta:document-statistic meta:object-count="73"/>
  </office:meta>
</office:document-meta>
</file>